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4.394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2.54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152cm"/>
    </style:style>
    <style:style style:name="co12" style:family="table-column">
      <style:table-column-properties fo:break-before="auto" style:column-width="1.371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1.616cm"/>
    </style:style>
    <style:style style:name="co16" style:family="table-column">
      <style:table-column-properties fo:break-before="auto" style:column-width="0.497cm"/>
    </style:style>
    <style:style style:name="co17" style:family="table-column">
      <style:table-column-properties fo:break-before="auto" style:column-width="1.833cm"/>
    </style:style>
    <style:style style:name="co18" style:family="table-column">
      <style:table-column-properties fo:break-before="auto" style:column-width="2.268cm"/>
    </style:style>
    <style:style style:name="co19" style:family="table-column">
      <style:table-column-properties fo:break-before="auto" style:column-width="2.514cm"/>
    </style:style>
    <style:style style:name="co20" style:family="table-column">
      <style:table-column-properties fo:break-before="auto" style:column-width="2cm"/>
    </style:style>
    <style:style style:name="co21" style:family="table-column">
      <style:table-column-properties fo:break-before="auto" style:column-width="5.001cm"/>
    </style:style>
    <style:style style:name="co22" style:family="table-column">
      <style:table-column-properties fo:break-before="auto" style:column-width="1.997cm"/>
    </style:style>
    <style:style style:name="co23" style:family="table-column">
      <style:table-column-properties fo:break-before="auto" style:column-width="2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11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gr1" style:family="graphic" style:parent-style-name="Note">
      <style:graphic-properties fo:max-width="12cm" fo:min-height="0.791cm" fo:min-width="2.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Style name</text:p>
          </table:table-cell>
          <table:table-cell table:style-name="ce1" office:value-type="string" calcext:value-type="string">
            <text:p>Date and ti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ollars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Number with 2 decimals</text:p>
          </table:table-cell>
          <table:table-cell table:style-name="ce1" office:value-type="string" calcext:value-type="string">
            <text:p>Number with 6 decimal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olean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6-05-01T10:20:58" calcext:value-type="date">
            <text:p>2026-05-01 10:20:58</text:p>
          </table:table-cell>
          <table:table-cell table:style-name="ce22" office:value-type="date" office:date-value="2026-05-01" calcext:value-type="date">
            <text:p>2026-05-01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0H20M58S" calcext:value-type="time">
            <text:p>10:20:58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6-05-01T10:20:58" calcext:value-type="date">
            <text:p>2026-05-01 10:20:58</text:p>
          </table:table-cell>
          <table:table-cell table:style-name="ce23" office:value-type="date" office:date-value="2026-05-01" calcext:value-type="date">
            <text:p>2026-05-01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2H20M58S" calcext:value-type="time">
            <text:p>22:20:58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6-05-01T10:20:58" calcext:value-type="date">
            <text:p>2026-05-01 10:20:58</text:p>
          </table:table-cell>
          <table:table-cell table:style-name="ce24" office:value-type="date" office:date-value="2026-05-01" calcext:value-type="date">
            <text:p>2026-05-01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0H20M58S" calcext:value-type="time">
            <text:p>10:20:58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6-05-01T10:20:58" calcext:value-type="date">
            <text:p>2026-05-01 10:20:58</text:p>
          </table:table-cell>
          <table:table-cell table:style-name="ce25" office:value-type="date" office:date-value="2026-05-01" calcext:value-type="date">
            <text:p>2026-05-01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2H20M58S" calcext:value-type="time">
            <text:p>22:20:58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6-05-01T10:20:58" calcext:value-type="date">
            <text:p>2026-05-01 10:20:58</text:p>
          </table:table-cell>
          <table:table-cell table:style-name="ce26" office:value-type="date" office:date-value="2026-05-01" calcext:value-type="date">
            <text:p>2026-05-01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0H20M58S" calcext:value-type="time">
            <text:p>10:20:58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6-05-01T10:20:58" calcext:value-type="date">
            <text:p>2026-05-01 10:20:58</text:p>
          </table:table-cell>
          <table:table-cell table:style-name="ce27" office:value-type="date" office:date-value="2026-05-01" calcext:value-type="date">
            <text:p>2026-05-01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2H20M58S" calcext:value-type="time">
            <text:p>22:20:58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6-05-01T10:20:58" calcext:value-type="date">
            <text:p>2026-05-01 10:20:58</text:p>
          </table:table-cell>
          <table:table-cell table:style-name="ce28" office:value-type="date" office:date-value="2026-05-01" calcext:value-type="date">
            <text:p>2026-05-01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0H20M58S" calcext:value-type="time">
            <text:p>10:20:58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6-05-01T10:20:58" calcext:value-type="date">
            <text:p>2026-05-01 10:20:58</text:p>
          </table:table-cell>
          <table:table-cell table:style-name="ce29" office:value-type="date" office:date-value="2026-05-01" calcext:value-type="date">
            <text:p>2026-05-01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2H20M58S" calcext:value-type="time">
            <text:p>22:20:58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6-05-01T10:20:58" calcext:value-type="date">
            <text:p>2026-05-01 10:20:58</text:p>
          </table:table-cell>
          <table:table-cell table:style-name="ce30" office:value-type="date" office:date-value="2026-05-01" calcext:value-type="date">
            <text:p>2026-05-01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0H20M58S" calcext:value-type="time">
            <text:p>10:20:58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6-05-01T10:20:58" calcext:value-type="date">
            <text:p>2026-05-01 10:20:58</text:p>
          </table:table-cell>
          <table:table-cell table:style-name="ce31" office:value-type="date" office:date-value="2026-05-01" calcext:value-type="date">
            <text:p>2026-05-01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2H20M58S" calcext:value-type="time">
            <text:p>22:20:58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svg:width="2.899cm" svg:height="0.991cm" svg:x="6.745cm" svg:y="4.37cm" draw:caption-point-x="-0.61cm" draw:caption-point-y="1.51cm">
              <dc:creator>Autoría desconocida</dc:creator>
              <dc:date>2026-05-01T10:20:00</dc:date>
              <text:p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11" table:default-cell-style-name="ce114"/>
        <table:table-column table:style-name="co12" table:default-cell-style-name="ce40"/>
        <table:table-column table:style-name="co13" table:default-cell-style-name="ce40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17" table:default-cell-style-name="ce40"/>
        <table:table-column table:style-name="co18" table:default-cell-style-name="ce40"/>
        <table:table-column table:style-name="co19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20" table:default-cell-style-name="ce40"/>
        <table:table-column table:style-name="co21" table:default-cell-style-name="ce114"/>
        <table:table-column table:style-name="co21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ing 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ing 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ing 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ing 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ing 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ing 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ing 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ing 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ing 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ing 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ing 1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ring 1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ring 1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ing 1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ring 1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ring 1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ring 1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ing 1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ing 1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ring 1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ring 2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ring 2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ring 2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ring 2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ring 2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ring 2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ring 2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ing 2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ring 2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ring 2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ring 3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ring 3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ring 3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ring 3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ring 3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ring 3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ring 3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ring 3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ring 3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ring 3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ring 4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ring 4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ring 4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ring 4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ring 4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ring 4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ring 4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ring 4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ring 4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ring 4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ring 5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ring 5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ring 5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ring 5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ring 5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ring 5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ring 5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ring 5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ring 5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ring 5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ring 6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ring 6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ring 6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ring 6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ring 6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ring 6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ring 6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ring 6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tring 6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ring 6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tring 7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tring 7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ring 7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ring 7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ring 7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ring 7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tring 7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tring 7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tring 7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tring 7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ring 8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ring 8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tring 8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tring 8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tring 8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tring 8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tring 8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tring 8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ring 8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ring 8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tring 9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tring 9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ring 9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ring 9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tring 9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ring 9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ring 9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ring 9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tring 9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tring 9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ring 10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tring 10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tring 10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tring 10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ring 10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tring 10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tring 10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tring 10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tring 10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tring 10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tring 11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tring 11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tring 11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ring 11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tring 11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tring 11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tring 11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tring 11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tring 11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tring 11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ring 12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ring 12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ing 12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tring 12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tring 12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tring 12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tring 12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tring 12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ing 12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ring 12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tring 13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ring 13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tring 13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tring 13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tring 13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ring 13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tring 13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ring 13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tring 13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tring 13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tring 14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tring 14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tring 14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tring 14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ring 14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tring 14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tring 14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tring 14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tring 14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tring 14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tring 15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tring 15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ring 15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tring 15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tring 15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tring 15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tring 15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tring 15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tring 15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tring 15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tring 16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ring 16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tring 16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tring 16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tring 16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tring 16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tring 16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tring 16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tring 16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tring 16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tring 17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tring 17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tring 17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tring 17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tring 17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tring 17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tring 17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tring 17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tring 17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tring 17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tring 18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tring 18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tring 18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tring 18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tring 18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ring 18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tring 18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tring 18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tring 18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tring 18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tring 19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tring 19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ring 19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tring 19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tring 19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tring 19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tring 19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tring 19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tring 19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tring 19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tring 20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ring 20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tring 20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tring 20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tring 20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tring 20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tring 20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tring 20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ring 20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tring 20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tring 21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tring 21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tring 21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tring 21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tring 21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tring 21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tring 21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tring 21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tring 21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tring 21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ing 22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tring 22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tring 22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tring 22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tring 22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tring 22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tring 22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tring 22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tring 22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tring 22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tring 23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tring 23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tring 23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tring 23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tring 23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tring 23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tring 23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tring 23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tring 23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tring 23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tring 24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tring 24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tring 24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tring 24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tring 24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tring 24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tring 24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tring 24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tring 24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tring 24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tring 25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tring 25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tring 25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tring 25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tring 25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tring 25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tring 25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tring 25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tring 25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tring 25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tring 26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tring 26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tring 26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tring 26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tring 26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tring 26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tring 26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tring 26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tring 26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tring 26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tring 27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tring 27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tring 27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tring 27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tring 27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tring 27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tring 27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tring 27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tring 27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tring 27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tring 28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tring 28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tring 28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tring 28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tring 28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tring 28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tring 28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tring 28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tring 28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tring 28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tring 29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tring 29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tring 29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tring 29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tring 29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tring 29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tring 29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tring 29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tring 29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tring 29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tring 30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tring 30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tring 30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tring 30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tring 30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tring 30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tring 30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tring 30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tring 30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tring 30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tring 31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tring 31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tring 31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tring 31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tring 31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tring 31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tring 31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tring 31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tring 31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tring 31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tring 32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tring 32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tring 32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tring 32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tring 32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tring 32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tring 32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tring 32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tring 32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tring 32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tring 33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tring 33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tring 33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tring 33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tring 33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tring 33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tring 33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tring 33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tring 33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tring 33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tring 34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tring 34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tring 34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tring 34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tring 34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tring 34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tring 34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tring 34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tring 34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tring 34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tring 35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tring 35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tring 35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tring 35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tring 35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tring 35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tring 35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tring 35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tring 35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tring 35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tring 36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tring 36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tring 36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tring 36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tring 36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tring 36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tring 36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tring 36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tring 36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tring 36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tring 37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tring 37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tring 37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tring 37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tring 37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tring 37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String 37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tring 37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tring 37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tring 37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tring 38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tring 38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tring 38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tring 38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tring 38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tring 38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tring 38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tring 38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tring 38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tring 38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String 39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ring 39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tring 39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tring 39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tring 39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String 39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tring 39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tring 39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tring 39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tring 399</text:p>
          </table:table-cell>
          <table:table-cell office:value-type="date" office:date-value="2026-05-01T10:20:59" calcext:value-type="date">
            <text:p>2026-05-01 10:20:59</text:p>
          </table:table-cell>
        </table:table-row>
      </table:table>
      <table:table table:name="Splits in 400 rows (2 de 3)" table:style-name="ta2">
        <table:table-column table:style-name="co20" table:default-cell-style-name="ce40"/>
        <table:table-column table:style-name="co21" table:default-cell-style-name="ce114"/>
        <table:table-column table:style-name="co21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tring 40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ring 40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ring 40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ring 40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ring 40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ring 40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ring 40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ring 40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ring 40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ring 40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ring 41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tring 41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tring 41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tring 41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tring 41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tring 41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tring 41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tring 41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tring 41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tring 41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tring 42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tring 42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tring 42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String 42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tring 42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String 42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tring 42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tring 42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String 42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String 42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tring 43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String 43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tring 43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String 43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tring 43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tring 43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tring 43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String 43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tring 43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tring 43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tring 44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String 44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tring 44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tring 44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tring 44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tring 44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String 44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tring 44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String 44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String 44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String 45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tring 45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String 45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tring 45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tring 45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tring 45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String 45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tring 45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String 45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tring 45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tring 46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String 46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String 46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String 46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String 46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String 46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String 46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tring 46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tring 46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String 46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tring 47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String 47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String 47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String 47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tring 47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tring 47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tring 47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tring 47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tring 47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String 47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String 48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String 48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String 48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String 48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String 48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tring 48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tring 48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tring 48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tring 48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tring 48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tring 49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tring 49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tring 49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tring 49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tring 49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tring 49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tring 49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tring 49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tring 49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tring 49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tring 50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tring 50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tring 50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tring 50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tring 50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tring 50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tring 50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tring 50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tring 50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tring 50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tring 51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tring 51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tring 51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tring 51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tring 51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tring 51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tring 51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tring 51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String 51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String 51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String 52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tring 52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tring 52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String 52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tring 52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String 52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String 52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tring 52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tring 52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String 52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String 53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String 53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String 53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tring 53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tring 53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String 53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String 53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String 53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String 53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tring 53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tring 54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tring 54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String 54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String 54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String 54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tring 54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String 54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String 54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String 54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String 54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String 55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tring 55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tring 55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tring 55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tring 55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tring 55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String 55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tring 55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tring 55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tring 55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String 56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tring 56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String 56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String 56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tring 56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String 56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tring 56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tring 56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String 56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String 56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String 57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String 57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String 57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String 57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String 57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String 57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String 57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String 57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String 57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String 57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String 58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String 58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String 58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String 58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String 58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String 58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String 58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String 58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String 58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tring 58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String 59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String 59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String 59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tring 59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tring 59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String 59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String 59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String 59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String 59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String 59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tring 60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tring 60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tring 60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tring 60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tring 60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tring 60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tring 60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tring 60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tring 60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tring 60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tring 61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tring 61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tring 61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tring 61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tring 61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tring 61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tring 61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tring 61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tring 61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tring 61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tring 62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tring 62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String 62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tring 62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tring 62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tring 62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tring 62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tring 62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tring 62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tring 62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tring 63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tring 63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tring 63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tring 63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tring 63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tring 63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tring 63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tring 63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tring 63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tring 63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tring 64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tring 64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tring 64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tring 64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tring 64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tring 64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tring 64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tring 64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tring 64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tring 64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tring 65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tring 65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tring 65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tring 65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tring 65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tring 65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tring 65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tring 65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tring 65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tring 65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tring 66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tring 66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tring 66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tring 66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tring 66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tring 66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tring 66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tring 66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String 66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String 66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tring 67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tring 67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tring 67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String 67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String 67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tring 67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String 67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tring 67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tring 67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tring 67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tring 68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tring 68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tring 68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tring 68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tring 68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tring 68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tring 68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String 68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String 68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tring 68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tring 69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String 69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String 69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String 69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tring 69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tring 69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tring 69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String 69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tring 69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tring 69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tring 70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tring 70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tring 70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tring 70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String 70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tring 70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String 70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tring 70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String 70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tring 70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tring 71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tring 71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tring 71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tring 71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String 71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tring 71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tring 71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tring 71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tring 71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tring 71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String 72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tring 72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String 72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String 72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String 72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String 72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String 72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String 72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String 72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String 72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String 73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String 73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String 73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String 73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String 73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String 73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String 73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String 73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String 73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String 73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tring 74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String 74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String 74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String 74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String 74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String 74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String 74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String 74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String 74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String 74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String 75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String 75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String 75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tring 75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String 75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tring 75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tring 75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tring 75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tring 75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tring 75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tring 76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String 76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tring 76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String 76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String 76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String 76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tring 76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String 76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String 76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String 76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String 77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String 77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String 77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tring 77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tring 77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String 77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String 77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String 77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tring 77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String 77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String 78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String 78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String 78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tring 78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tring 78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String 78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String 78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String 78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String 78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String 78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String 79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String 79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String 79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String 79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String 79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String 79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String 79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String 79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String 79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String 799</text:p>
          </table:table-cell>
          <table:table-cell office:value-type="date" office:date-value="2026-05-01T10:20:59" calcext:value-type="date">
            <text:p>2026-05-01 10:20:59</text:p>
          </table:table-cell>
        </table:table-row>
      </table:table>
      <table:table table:name="Splits in 400 rows (3 de 3)" table:style-name="ta2">
        <table:table-column table:style-name="co20" table:default-cell-style-name="ce40"/>
        <table:table-column table:style-name="co21" table:default-cell-style-name="ce114"/>
        <table:table-column table:style-name="co21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String 80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String 80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String 80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String 80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String 80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tring 80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String 80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String 80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tring 80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String 80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String 81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String 81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String 81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tring 81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tring 81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tring 81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tring 81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tring 81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tring 81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tring 81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String 82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String 82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String 82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String 82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String 82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tring 82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tring 82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String 82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String 82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tring 82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tring 83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tring 83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tring 83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tring 83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tring 83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String 83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tring 83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tring 83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tring 83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tring 83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tring 84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tring 84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tring 84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tring 84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tring 84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tring 84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tring 84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String 84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String 84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tring 84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tring 85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tring 85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tring 85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tring 85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tring 85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tring 85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tring 85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tring 85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String 85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tring 85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tring 86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tring 86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tring 86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tring 86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tring 86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tring 86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tring 86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tring 86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tring 86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tring 86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tring 87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tring 87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tring 87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String 87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tring 87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String 87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tring 87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String 87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String 87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String 87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String 88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String 88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String 88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String 88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String 88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String 88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String 88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String 88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String 88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String 88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String 89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String 89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String 89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String 89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String 89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String 89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String 89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String 89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String 89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String 89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String 90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String 90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String 90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String 90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String 90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String 90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String 90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String 90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String 90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String 90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String 91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String 91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String 91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String 91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String 91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String 91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String 91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String 91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String 91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String 91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String 92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String 92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String 92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String 92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String 92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String 92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String 92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String 92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String 92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String 92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String 93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tring 93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String 93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String 93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String 93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String 93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String 93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tring 93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String 93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String 93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String 94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String 94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String 94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String 94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String 94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String 94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String 94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String 94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String 94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String 94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String 95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tring 95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String 95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String 95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String 95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String 95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tring 95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String 95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String 95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String 95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String 96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String 96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String 96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tring 96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String 96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String 96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String 96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String 96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String 96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String 96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String 97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String 97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String 97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String 97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String 97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String 97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String 97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String 97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String 97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String 97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String 98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String 98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String 98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String 98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String 98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String 98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String 98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String 98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String 98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tring 989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String 990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String 991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String 992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String 993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tring 994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String 995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String 996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String 997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String 998</text:p>
          </table:table-cell>
          <table:table-cell office:value-type="date" office:date-value="2026-05-01T10:20:59" calcext:value-type="date">
            <text:p>2026-05-01 10:20:5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String 999</text:p>
          </table:table-cell>
          <table:table-cell office:value-type="date" office:date-value="2026-05-01T10:20:59" calcext:value-type="date">
            <text:p>2026-05-01 10:20:59</text:p>
          </table:table-cell>
        </table:table-row>
      </table:table>
      <table:table table:name="Internal style names" table:style-name="ta2">
        <table:table-column table:style-name="co22" table:default-cell-style-name="ce114"/>
        <table:table-column table:style-name="co6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  <table:table-cell table:style-name="ce1" office:value-type="string" calcext:value-type="string">
            <text:p>Graphic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number-columns-repeated="2"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  <table:table-cell table:style-name="ce114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d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t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e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medeltaIS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medelta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icalBoldCen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ical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ning</text:p>
          </table:table-cell>
          <table:table-cell table:number-columns-repeated="2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percentage-style style:name="N112P0" style:volatile="true">
      <number:number number:decimal-places="2" number:min-decimal-places="2" number:min-integer-digits="1"/>
      <number:text> %</number:text>
    </number:percentage-style>
    <number:percentage-style style:name="N112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12P0"/>
    </number:percentage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6" number:min-decimal-places="6" number:min-integer-digits="1" number:grouping="true"/>
    </number:number-style>
    <number:number-style style:name="N117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number number:decimal-places="6" number:min-decimal-places="6" number:min-integer-digits="1"/>
    </number:number-style>
    <number:number-style style:name="N121">
      <style:text-properties fo:color="#ff0000"/>
      <number:text>-</number:text>
      <number:number number:decimal-places="6" number:min-decimal-places="6" number:min-integer-digits="1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12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7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8"/>
    <style:style style:name="EUR" style:family="table-cell" style:parent-style-name="Default" style:data-style-name="N111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15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9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style:style style:name="TimedeltaISO" style:family="table-cell" style:parent-style-name="Normal">
      <style:table-cell-properties style:diagonal-bl-tr="none" style:diagonal-tl-br="none" style:text-align-source="fix" style:repeat-content="false"/>
      <style:paragraph-properties fo:text-align="end"/>
    </style:style>
    <style:style style:name="TimedeltaSeconds" style:family="table-cell" style:parent-style-name="Float6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1">00/00/0000</text:date>, <text:time style:data-style-name="N2" text:time-value="10:20:57.67091142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1T10:20:56</meta:creation-date>
    <meta:generator>LibreOffice/25.2.7.2$Linux_X86_64 LibreOffice_project/520$Build-2</meta:generator>
    <meta:editing-duration>PT1S</meta:editing-duration>
    <meta:editing-cycles>2</meta:editing-cycles>
    <meta:initial-creator>Turulomio</meta:initial-creator>
    <dc:description>This file have been generated with UnoGenerator-1.2.0. You can see UnoGenerator main page in https://github.com/turulomio/unogenerator</dc:description>
    <dc:subject>Demo with ODS class</dc:subject>
    <meta:keyword>unogenerator</meta:keyword>
    <meta:keyword>demo</meta:keyword>
    <meta:keyword>files</meta:keyword>
    <dc:date>2026-05-01T10:20:59.626757686</dc:date>
    <dc:title>UnoGenerator ODS example</dc:title>
    <meta:document-statistic meta:table-count="8" meta:cell-count="3390" meta:object-count="0"/>
  </office:meta>
</office:document-meta>
</file>